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26bc" officeooo:paragraph-rsid="001b26bc"/>
    </style:style>
    <style:style style:name="P2" style:family="paragraph" style:parent-style-name="Standard">
      <style:text-properties officeooo:rsid="001b956a" officeooo:paragraph-rsid="001b956a"/>
    </style:style>
    <style:style style:name="P3" style:family="paragraph" style:parent-style-name="Standard">
      <style:paragraph-properties fo:break-before="page"/>
      <style:text-properties officeooo:rsid="001b26bc" officeooo:paragraph-rsid="001b26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s Assignment 3</text:p>
      <text:p text:style-name="P1">Jeremy Kwok 100341977</text:p>
      <text:p text:style-name="P1"/>
      <text:p text:style-name="P1">A</text:p>
      <text:p text:style-name="P1">Design an algorithm that can identify cycles in a directed graph.</text:p>
      <text:p text:style-name="P1"/>
      <text:p text:style-name="P1">We are going to use a modified DFS. The strategy here is to assign each node a unique ID. DFS keeps track of each node's predecessor. We can use that value to look up each node's predecessor tree. If a node's predecessor tree contains the node iteself, we have found a cycle in the graph, and the cycle is all the nodes (inclusive) between the node and itself in the predecessor tree.</text:p>
      <text:p text:style-name="P1"/>
      <text:p text:style-name="P1">We'll modify the DFS algorithm that we used from class.</text:p>
      <text:p text:style-name="P1"/>
      <text:p text:style-name="P1">def DFS(G):</text:p>
      <text:p text:style-name="P1"><text:tab/>color = map of V -&gt; COLOR</text:p>
      <text:p text:style-name="P1"><text:tab/>p = empty array of |V|</text:p>
      <text:p text:style-name="P1"><text:tab/>id = empty array of |V|</text:p>
      <text:p text:style-name="P1"/>
      <text:p text:style-name="P1"><text:tab/>for u in V(G):</text:p>
      <text:p text:style-name="P1"><text:tab/><text:tab/>color[u] = WHITE</text:p>
      <text:p text:style-name="P1"><text:tab/><text:tab/>p[u] = nil</text:p>
      <text:p text:style-name="P1"><text:tab/><text:tab/>id[u] = u</text:p>
      <text:p text:style-name="P1"/>
      <text:p text:style-name="P1"><text:tab/>time = 0 </text:p>
      <text:p text:style-name="P1"><text:tab/>for u in V(G):</text:p>
      <text:p text:style-name="P1"><text:tab/><text:tab/>if color[u] = WHITE:</text:p>
      <text:p text:style-name="P1"><text:tab/><text:tab/><text:tab/>DFS_VISIT(u)</text:p>
      <text:p text:style-name="P1"><text:tab/><text:tab/>else if color[u] = BLACK:</text:p>
      <text:p text:style-name="P1"><text:tab/><text:tab/><text:tab/>checkPredecessors(u)</text:p>
      <text:p text:style-name="P1"/>
      <text:p text:style-name="P1">def DFS_VISIT(u):</text:p>
      <text:p text:style-name="P1"><text:tab/>color[u] = GRAY</text:p>
      <text:p text:style-name="P1"><text:tab/>for v in Adj[u]:</text:p>
      <text:p text:style-name="P1"><text:tab/><text:tab/>if color[v] = WHITE:</text:p>
      <text:p text:style-name="P1"><text:tab/><text:tab/><text:tab/>p[v] = u</text:p>
      <text:p text:style-name="P1"><text:tab/><text:tab/><text:tab/>DFS_VISIT(v)</text:p>
      <text:p text:style-name="P1"><text:tab/><text:tab/>else if color[v] = BLACK:</text:p>
      <text:p text:style-name="P1"><text:tab/><text:tab/><text:tab/>checkPredecessors(v)</text:p>
      <text:p text:style-name="P1"><text:tab/>color[u] = BLACK</text:p>
      <text:p text:style-name="P1"/>
      <text:p text:style-name="P1">def checkPredecessors(u):</text:p>
      <text:p text:style-name="P1"><text:tab/>predList = empty arraylist</text:p>
      <text:p text:style-name="P1"><text:tab/>pred = p[u]</text:p>
      <text:p text:style-name="P1"><text:tab/>while (pred != nil):</text:p>
      <text:p text:style-name="P1"><text:tab/><text:tab/>predList.add(pred)</text:p>
      <text:p text:style-name="P1"><text:tab/><text:tab/>if id[pred] = u:</text:p>
      <text:p text:style-name="P1"><text:tab/><text:tab/><text:tab/>return predList //Cycle foudn</text:p>
      <text:p text:style-name="P1"><text:tab/><text:tab/>pred = p[pred]</text:p>
      <text:p text:style-name="P1"/>
      <text:p text:style-name="P3"/>
      <text:p text:style-name="P1">B</text:p>
      <text:p text:style-name="P1"/>
      <text:p text:style-name="P1">1. Generating sub problems:</text:p>
      <text:p text:style-name="P1"/>
      <text:p text:style-name="P1">For this problem, we are trying to find the solution to problem P(x, coins), that finds lowest amount of coins that form change in the amount of x with coins {c0,c1...cn-1, cn}. </text:p>
      <text:p text:style-name="P1"/>
      <text:p text:style-name="P1">We can say that a subproblem to problem P(x, coins) is finding the lowest amount of coins that form change in the amount of y with coins {c0,c1...cm-1, cm} where y &lt;= x and m &lt;= n. </text:p>
      <text:p text:style-name="P1"/>
      <text:p text:style-name="P1">2. Synthesizing solutions to larger problems</text:p>
      <text:p text:style-name="P1"/>
      <text:p text:style-name="P1">Given the problem P(x, {c0,c1...cm-1, cm}), the solution to this problem is following:</text:p>
      <text:p text:style-name="P1">-If x is equal to the value of cm, the solution is 1.</text:p>
      <text:p text:style-name="P1">-If x is less than the value of cm, the solution is the solution to the subproblem P(x, {c0,c1...cm-1}).</text:p>
      <text:p text:style-name="P1">-If x is greater than the value of cm, the solution is the minimum of the following:</text:p>
      <text:p text:style-name="P1">-The solution to the subproblem P(x, {c0,c1...cm-1}). (The same value without considering the highest value coin)</text:p>
      <text:p text:style-name="P1">-The solution to the subproblem (1+ P(x - value of cm,{c0,c1...cm})) (1 plus the solution to the problem where we use all the same coins, and we want the value x minus the value of the highest coin)</text:p>
      <text:p text:style-name="P1"/>
      <text:p text:style-name="P1">3. Recursive solution:</text:p>
      <text:p text:style-name="P1"/>
      <text:p text:style-name="P1">P(x, {c0,c1...cn}):</text:p>
      <text:p text:style-name="P1"><text:tab/>if (x &lt;= 0)</text:p>
      <text:p text:style-name="P1"><text:tab/><text:tab/>return 0</text:p>
      <text:p text:style-name="P1"><text:tab/>else</text:p>
      <text:p text:style-name="P1"><text:tab/><text:tab/>return min(</text:p>
      <text:p text:style-name="P1"><text:tab/><text:tab/><text:tab/>P(x - c0, {c0,c1...cn}) + 1,</text:p>
      <text:p text:style-name="P1"><text:tab/><text:tab/><text:tab/>P(x - c1, {c0,c1...cn}) + 1,</text:p>
      <text:p text:style-name="P1"><text:tab/><text:tab/><text:tab/>...</text:p>
      <text:p text:style-name="P1"><text:tab/><text:tab/><text:tab/>P(x - cn-1 , {c0,c1...cn}) + 1,</text:p>
      <text:p text:style-name="P1"><text:tab/><text:tab/><text:tab/>P(x - cn, {c0,c1...cn}) + 1))</text:p>
      <text:p text:style-name="P1"/>
      <text:p text:style-name="P1"/>
      <text:p text:style-name="P1">4. Runtime of the recursive solution:</text:p>
      <text:p text:style-name="P1"/>
      <text:p text:style-name="P1">This function will run through each possible combination of coins for each money value. Therefore at worst case the program has a runtime of each money value ran the number of times equal to the number of different coins.</text:p>
      <text:p text:style-name="P1"/>
      <text:p text:style-name="P1"><text:tab/>=Theta(x^n)</text:p>
      <text:p text:style-name="P1"/>
      <text:p text:style-name="P1">5. Bottom up computation (polynomial time)</text:p>
      <text:p text:style-name="P1"/>
      <text:p text:style-name="P1">P(x, {c0,c1...cn-1,cn}):</text:p>
      <text:p text:style-name="P1"><text:tab/>numCoins = empty_matrix(X,n)</text:p>
      <text:p text:style-name="P1"/>
      <text:p text:style-name="P1"><text:soft-page-break/><text:tab/>for i = 1 to n:</text:p>
      <text:p text:style-name="P1"><text:tab/><text:tab/>numCoins[1][i] = 1</text:p>
      <text:p text:style-name="P1"/>
      <text:p text:style-name="P1"><text:tab/>for i = 1 to X:</text:p>
      <text:p text:style-name="P1"><text:tab/><text:tab/>numCoins[i][1] = c1</text:p>
      <text:p text:style-name="P1"/>
      <text:p text:style-name="P1"><text:tab/>for i = 1 to n:</text:p>
      <text:p text:style-name="P1"><text:tab/><text:tab/>for j = 1 to X:</text:p>
      <text:p text:style-name="P1"><text:tab/><text:tab/><text:tab/>if (ci &gt; j):</text:p>
      <text:p text:style-name="P1"><text:tab/><text:tab/><text:tab/><text:tab/>numCoins[i][j] = numCoins[i-1][j]</text:p>
      <text:p text:style-name="P1"><text:tab/><text:tab/><text:tab/>else:</text:p>
      <text:p text:style-name="P1"><text:tab/><text:tab/><text:tab/><text:tab/>numCoins[i][j] = min(numCoins[i-1][j], 1 + numCoins[i][j-ci])</text:p>
      <text:p text:style-name="P1"/>
      <text:p text:style-name="P1"><text:tab/>return numCoins[x][n]</text:p>
      <text:p text:style-name="P1"/>
      <text:p text:style-name="P1"/>
      <text:p text:style-name="P1">6. Memoization version of recursive solution (polynomial time)</text:p>
      <text:p text:style-name="P1"/>
      <text:p text:style-name="P1">(M is an empty table x by n large initialized to -1)</text:p>
      <text:p text:style-name="P1"/>
      <text:p text:style-name="P1">P(M, x, {c0,c1...cn}):</text:p>
      <text:p text:style-name="P1"><text:tab/>if M[x][n] &gt; -1</text:p>
      <text:p text:style-name="P1"><text:tab/><text:tab/>return M[x][n]</text:p>
      <text:p text:style-name="P1"/>
      <text:p text:style-name="P1"><text:tab/>if (x &lt;= 0)</text:p>
      <text:p text:style-name="P1"><text:tab/><text:tab/>return 0</text:p>
      <text:p text:style-name="P1"><text:tab/>else</text:p>
      <text:p text:style-name="P1"><text:tab/><text:tab/>q = min(</text:p>
      <text:p text:style-name="P1"><text:tab/><text:tab/><text:tab/>P(x - c0, {c0,c1...cn}) + 1,</text:p>
      <text:p text:style-name="P1"><text:tab/><text:tab/><text:tab/>P(x - c1, {c0,c1...cn}) + 1,</text:p>
      <text:p text:style-name="P1"><text:tab/><text:tab/><text:tab/>...</text:p>
      <text:p text:style-name="P1"><text:tab/><text:tab/><text:tab/>P(x - cn-1 , {c0,c1...cn}) + 1,</text:p>
      <text:p text:style-name="P1"><text:tab/><text:tab/><text:tab/>P(x - cn, {c0,c1...cn}) + 1))</text:p>
      <text:p text:style-name="P1"><text:tab/><text:tab/>if q &lt; M[x][n]</text:p>
      <text:p text:style-name="P1"><text:tab/><text:tab/><text:tab/>M[x][n] = q</text:p>
      <text:p text:style-name="P1"/>
      <text:p text:style-name="P1"><text:tab/>return M[x][n]</text:p>
      <text:p text:style-name="P1"/>
      <text:p text:style-name="P3"/>
      <text:p text:style-name="P1"/>
      <text:p text:style-name="P1">C</text:p>
      <text:p text:style-name="P1"/>
      <text:p text:style-name="P1">1. Complexity of the Greedy Algorithm</text:p>
      <text:p text:style-name="P1"/>
      <text:p text:style-name="P1">At worst, the greedy algorithm runs though each value once for each coin value. Thus we can say the complexity of the greedy algorithm is at worst Theta(x*n), where n is the number of different coins and x is the value we're trying to reach.</text:p>
      <text:p text:style-name="P1"/>
      <text:p text:style-name="P1">2.</text:p>
      <text:p text:style-name="P1"/>
      <text:p text:style-name="P1">x <text:tab/>|<text:tab/>Dynamic <text:tab/>|<text:tab/>Greedy</text:p>
      <text:p text:style-name="P1">104<text:tab/><text:tab/><text:tab/>5<text:tab/><text:tab/><text:tab/><text:tab/>5</text:p>
      <text:p text:style-name="P1">122<text:tab/><text:tab/><text:tab/>5<text:tab/><text:tab/><text:tab/><text:tab/>5</text:p>
      <text:p text:style-name="P1">141<text:tab/><text:tab/><text:tab/>5<text:tab/><text:tab/><text:tab/><text:tab/>5</text:p>
      <text:p text:style-name="P1">156<text:tab/><text:tab/><text:tab/>5<text:tab/><text:tab/><text:tab/><text:tab/>5</text:p>
      <text:p text:style-name="P1">157<text:tab/><text:tab/><text:tab/>6<text:tab/><text:tab/><text:tab/><text:tab/>6</text:p>
      <text:p text:style-name="P1">167<text:tab/><text:tab/><text:tab/>7<text:tab/><text:tab/><text:tab/><text:tab/>7</text:p>
      <text:p text:style-name="P1">188<text:tab/><text:tab/><text:tab/>8<text:tab/><text:tab/><text:tab/><text:tab/>8</text:p>
      <text:p text:style-name="P1">189<text:tab/><text:tab/><text:tab/>9<text:tab/><text:tab/><text:tab/><text:tab/>9</text:p>
      <text:p text:style-name="P1">200<text:tab/><text:tab/><text:tab/>2<text:tab/><text:tab/><text:tab/><text:tab/>2</text:p>
      <text:p text:style-name="P1"/>
      <text:p text:style-name="P2">I have included java code for both of these algorith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</meta:initial-creator>
    <meta:creation-date>2015-11-30T21:22:49.282162301</meta:creation-date>
    <dc:date>2015-11-30T21:24:00.704699129</dc:date>
    <dc:creator>Jeremy </dc:creator>
    <meta:editing-duration>PT1M11S</meta:editing-duration>
    <meta:editing-cycles>2</meta:editing-cycles>
    <meta:generator>LibreOffice/5.0.0.5$Linux_X86_64 LibreOffice_project/00m0$Build-5</meta:generator>
    <meta:document-statistic meta:table-count="0" meta:image-count="0" meta:object-count="0" meta:page-count="4" meta:paragraph-count="108" meta:word-count="711" meta:character-count="3889" meta:non-whitespace-character-count="3109"/>
  </office:meta>
</office:document-meta>
</file>